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ec9" officeooo:paragraph-rsid="0002cec9"/>
    </style:style>
    <style:style style:name="P2" style:family="paragraph" style:parent-style-name="Standard">
      <style:text-properties officeooo:rsid="000468bb" officeooo:paragraph-rsid="000468bb"/>
    </style:style>
    <style:style style:name="P3" style:family="paragraph" style:parent-style-name="Standard">
      <style:text-properties officeooo:rsid="000530bd" officeooo:paragraph-rsid="00053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cursivité :</text:p>
      <text:p text:style-name="P1">1.</text:p>
      <text:p text:style-name="P1">a : il apelle d’abord B, qui à un moment excécute a et on finit b lorsque on a finit a. on fait une pikle.</text:p>
      <text:p text:style-name="P1"/>
      <text:p text:style-name="P1"/>
      <text:p text:style-name="P1">B : ici, on appelle la fonction A, qui va appeler une fonctionA similaire avec la valeur n soustraite, qui va appeler la meme fonction A avec une valeur soustraite et ainsi de suite… elle s’appelle en boucle. </text:p>
      <text:p text:style-name="P1">L’erreur ici notée est le fait qu’on a une reccursivité infinie (pile qui se remplit indéfiniment) car la fonction s’appelle elle meme indéfiniment.</text:p>
      <text:p text:style-name="P1"/>
      <text:p text:style-name="P2">2 : il est possible d’appeler une fonction dans une fonction. Maais pour que ca ne se fasse indéfiniment, on fixe une condition.</text:p>
      <text:p text:style-name="P2"/>
      <text:p text:style-name="P2">A : ici, on a une nouvelle maanière de faire une boucle avec le if et l’appel de fonction.</text:p>
      <text:p text:style-name="P2"/>
      <text:p text:style-name="P2">Elle s’affiche 0 1 2 3 4 au lieu de 4 3 2 1 0. Ici, lorsqu’on arrive à la limite d une condition, on finit d’abord la dernière fonction excécuté (on dépile du sommet), puis l avant derniere et ainsi de suite jusqu’à ce qu’elle termine la première fonction excécutrée. Il retourne dans un premier temps le 0 pour l’aafficher et ensuite retourner le 1 qui va s’afficher dans la fonctrion qui précède et ainsi de suite jusqu’à la première fonction excécutée.</text:p>
      <text:p text:style-name="P2"/>
      <text:p text:style-name="P3">B : ca va renvoyer 5!, on <text:s/>multiplie le nombre n par le résultat de la fonction suivante. </text:p>
      <text:p text:style-name="P3"/>
      <text:p text:style-name="P3">0 : 1</text:p>
      <text:p text:style-name="P3"/>
      <text:p text:style-name="P3">1 * 1 : 1</text:p>
      <text:p text:style-name="P3">2 * 1 : 2</text:p>
      <text:p text:style-name="P3">3 * 2 : 6</text:p>
      <text:p text:style-name="P3">4 * 6 : 24</text:p>
      <text:p text:style-name="P3">5 * 24 : 120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2:01:34.855516274</meta:creation-date>
    <dc:date>2025-11-20T12:30:01.641755868</dc:date>
    <meta:editing-duration>PT5M50S</meta:editing-duration>
    <meta:editing-cycles>1</meta:editing-cycles>
    <meta:document-statistic meta:table-count="0" meta:image-count="0" meta:object-count="0" meta:page-count="1" meta:paragraph-count="15" meta:word-count="260" meta:character-count="1296" meta:non-whitespace-character-count="1048"/>
    <meta:generator>LibreOffice/24.2.7.2$Linux_X86_64 LibreOffice_project/420$Build-2</meta:generator>
  </office:meta>
</office:document-meta>
</file>